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number text:level="1" text:style-name="WW_CharLFO13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3LVL2" style:num-format="1" text:display-levels="2" text:start-value="2">
        <style:list-level-properties text:space-before="0.4333in" text:min-label-width="0.25in" text:list-level-position-and-space-mode="label-alignment">
          <style:list-level-label-alignment text:label-followed-by="listtab" fo:margin-left="0.6833in" fo:text-indent="-0.25in"/>
        </style:list-level-properties>
      </text:list-level-style-number>
      <text:list-level-style-number text:level="3" text:style-name="WW_CharLFO13LVL3" style:num-format="1" text:display-levels="3">
        <style:list-level-properties text:space-before="0.8666in" text:min-label-width="0.5in" text:list-level-position-and-space-mode="label-alignment">
          <style:list-level-label-alignment text:label-followed-by="listtab" fo:margin-left="1.3666in" fo:text-indent="-0.5in"/>
        </style:list-level-properties>
      </text:list-level-style-number>
      <text:list-level-style-number text:level="4" text:style-name="WW_CharLFO13LVL4" style:num-format="1" text:display-levels="4">
        <style:list-level-properties text:space-before="1.3in" text:min-label-width="0.5in" text:list-level-position-and-space-mode="label-alignment">
          <style:list-level-label-alignment text:label-followed-by="listtab" fo:margin-left="1.8in" fo:text-indent="-0.5in"/>
        </style:list-level-properties>
      </text:list-level-style-number>
      <text:list-level-style-number text:level="5" text:style-name="WW_CharLFO13LVL5" style:num-format="1" text:display-levels="5">
        <style:list-level-properties text:space-before="1.7333in" text:min-label-width="0.75in" text:list-level-position-and-space-mode="label-alignment">
          <style:list-level-label-alignment text:label-followed-by="listtab" fo:margin-left="2.4833in" fo:text-indent="-0.75in"/>
        </style:list-level-properties>
      </text:list-level-style-number>
      <text:list-level-style-number text:level="6" text:style-name="WW_CharLFO13LVL6" style:num-format="1" text:display-levels="6">
        <style:list-level-properties text:space-before="2.1666in" text:min-label-width="0.75in" text:list-level-position-and-space-mode="label-alignment">
          <style:list-level-label-alignment text:label-followed-by="listtab" fo:margin-left="2.9166in" fo:text-indent="-0.75in"/>
        </style:list-level-properties>
      </text:list-level-style-number>
      <text:list-level-style-number text:level="7" text:style-name="WW_CharLFO13LVL7" style:num-format="1" text:display-levels="7">
        <style:list-level-properties text:space-before="2.6in" text:min-label-width="1in" text:list-level-position-and-space-mode="label-alignment">
          <style:list-level-label-alignment text:label-followed-by="listtab" fo:margin-left="3.6in" fo:text-indent="-1in"/>
        </style:list-level-properties>
      </text:list-level-style-number>
      <text:list-level-style-number text:level="8" text:style-name="WW_CharLFO13LVL8" style:num-format="1" text:display-levels="8">
        <style:list-level-properties text:space-before="3.0333in" text:min-label-width="1in" text:list-level-position-and-space-mode="label-alignment">
          <style:list-level-label-alignment text:label-followed-by="listtab" fo:margin-left="4.0333in" fo:text-indent="-1in"/>
        </style:list-level-properties>
      </text:list-level-style-number>
      <text:list-level-style-number text:level="9" text:style-name="WW_CharLFO13LVL9" style:num-format="1" text:display-levels="9">
        <style:list-level-properties text:space-before="3.4666in" text:min-label-width="1.25in" text:list-level-position-and-space-mode="label-alignment">
          <style:list-level-label-alignment text:label-followed-by="listtab" fo:margin-left="4.7166in" fo:text-indent="-1.25in"/>
        </style:list-level-properties>
      </text:list-level-style-number>
    </text:list-style>
    <text:list-style style:name="LFO14">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style:style style:name="P1" style:parent-style-name="Listenabsatz" style:master-page-name="MP0" style:family="paragraph">
      <style:paragraph-properties fo:break-before="page" fo:margin-top="0.0694in" fo:margin-bottom="0.0694in" fo:line-height="100%"/>
    </style:style>
    <style:style style:name="T2" style:parent-style-name="Absatz-Standardschriftart" style:family="text">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style:style>
    <style:style style:name="T3" style:parent-style-name="Absatz-Standardschriftart" style:family="text">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style:style>
    <style:style style:name="T4" style:parent-style-name="Absatz-Standardschriftart" style:family="text">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style:style>
    <style:style style:name="T5"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6"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P7" style:parent-style-name="Listenabsatz"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style:style>
    <style:style style:name="P8" style:parent-style-name="Listenabsatz"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4pt" style:font-size-asian="14pt" style:font-size-complex="14pt" style:language-asian="de" style:country-asian="DE"/>
    </style:style>
    <style:style style:name="P9" style:parent-style-name="Standard" style:family="paragraph">
      <style:paragraph-properties fo:text-align="justify"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style:language-asian="de" style:country-asian="DE"/>
    </style:style>
    <style:style style:name="P10" style:parent-style-name="Listenabsatz"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11" style:parent-style-name="Listenabsatz"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12" style:parent-style-name="Listenabsatz"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13" style:parent-style-name="Listenabsatz"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14" style:parent-style-name="Standard"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15" style:parent-style-name="Listenabsatz"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4pt" style:font-size-asian="14pt" style:font-size-complex="14pt" style:language-asian="de" style:country-asian="DE"/>
    </style:style>
    <style:style style:name="P16" style:parent-style-name="Standard"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style:language-asian="de" style:country-asian="DE"/>
    </style:style>
    <style:style style:name="P17" style:parent-style-name="Standard"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style:language-asian="de" style:country-asian="DE"/>
    </style:style>
    <style:style style:name="P18"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style:style>
    <style:style style:name="P19"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P20"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21"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22"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23"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P24"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25"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26"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27"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28"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29"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30"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31"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32"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33"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34"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P35"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36"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37"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38"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39"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40"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41"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42"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43"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44" style:parent-style-name="Standard" style:family="paragraph">
      <style:paragraph-properties fo:margin-top="0.0694in" fo:margin-bottom="0.0694in" fo:line-height="100%"/>
    </style:style>
    <style:style style:name="T45"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46"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de" style:country-asian="DE"/>
    </style:style>
    <style:style style:name="T47"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P48"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style:style>
    <style:style style:name="P49"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50"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51"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52"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style:style>
    <style:style style:name="P53"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office:automatic-styles>
  <office:body>
    <office:text text:use-soft-page-breaks="true">
      <text:h text:style-name="P1" text:outline-level="2"><text:span text:style-name="T2">1.</text:span><text:span text:style-name="T3">Einführung</text:span><text:span text:style-name="T4"><text:s/>(</text:span><text:span text:style-name="T5">Aufgabenstellung, Motivation</text:span><text:span text:style-name="T6">)</text:span></text:h>
      <text:h text:style-name="P7" text:outline-level="2"/>
      <text:list text:style-name="LFO14" text:continue-numbering="true">
        <text:list-item>
          <text:list>
            <text:list-item>
              <text:p text:style-name="P8">Aufgabenstellung:</text:p>
            </text:list-item>
          </text:list>
        </text:list-item>
      </text:list>
      <text:p text:style-name="P9"><text:s text:c="6"/>Die Zielsetzung dieser Hausarbeit ist es, das Konstruktion eines Data Mining Modells, das unter Zuhilfenahme von Merkmalen der Ganganalyse der spezifischen Person bestimmen soll, wie alt diese Person ist. Die Durchführung der Aufgabe erfolgt in folgenden Schritten:</text:p>
      <text:list text:style-name="LFO12" text:continue-numbering="true">
        <text:list-item>
          <text:p text:style-name="P10">Aufteilung der Datensatz zur Testmenge und Trainingsmenge<text:s/></text:p>
        </text:list-item>
        <text:list-item>
          <text:p text:style-name="P11"><text:s/>Analyse der Datensatz anhand von Python Programmiersprache</text:p>
        </text:list-item>
        <text:list-item>
          <text:p text:style-name="P12"><text:s text:c="2"/>Konstruktion des Modells</text:p>
        </text:list-item>
        <text:list-item>
          <text:p text:style-name="P13">Diskussion der Ergebnisse<text:s/></text:p>
        </text:list-item>
      </text:list>
      <text:p text:style-name="P14"><text:s text:c="11"/>Die Schritte müssen in Teilstücken besprochen werden.</text:p>
      <text:list text:style-name="LFO14" text:continue-numbering="true">
        <text:list-item>
          <text:list>
            <text:list-item>
              <text:p text:style-name="P15">Motivation:</text:p>
            </text:list-item>
          </text:list>
        </text:list-item>
      </text:list>
      <text:p text:style-name="P16"><text:s text:c="2"/>Die vorliegende Hausarbeit beschäftigt sich mit der Bestimmung der Alter durch Die Analyse<text:s/>extrahierte Merkmalen<text:s/></text:p>
      <text:p text:style-name="P17"/>
      <text:h text:style-name="P18" text:outline-level="2">Methoden</text:h>
      <text:h text:style-name="P19" text:outline-level="3">Daten<text:s/></text:h>
      <text:list text:style-name="LFO2" text:continue-numbering="true">
        <text:list-item>
          <text:p text:style-name="P20">Erzeugung: Wer, Wann, Wie, Quelle</text:p>
        </text:list-item>
        <text:list-item>
          <text:p text:style-name="P21">Datenmenge: Dateien, Umfang, Merkmale, Klasse,<text:s/></text:p>
        </text:list-item>
        <text:list-item>
          <text:p text:style-name="P22">Was beschreibt eine Zeile (Originalpublikation<text:s/>nutzen)</text:p>
        </text:list-item>
      </text:list>
      <text:h text:style-name="P23" text:outline-level="3">Datenvorbereitung und Explorative Analyse</text:h>
      <text:list text:style-name="LFO3" text:continue-numbering="true">
        <text:list-item>
          <text:p text:style-name="P24">Datenqualität: doppelte Spalten, fehlende Werte?</text:p>
        </text:list-item>
        <text:list-item>
          <text:p text:style-name="P25">Sind die Daten beschränkt oder sollte transformiert werden?<text:s/></text:p>
        </text:list-item>
        <text:list-item>
          <text:p text:style-name="P26">Ungewöhnliche Beobachtungen?</text:p>
        </text:list-item>
      </text:list>
      <text:p text:style-name="P27">Splitten:<text:s/></text:p>
      <text:list text:style-name="LFO4" text:continue-numbering="true">
        <text:list-item>
          <text:p text:style-name="P28">Trainingsmenge für Kreuzvalidierung, Testmenge für<text:s/>abschließende Fehlerschätzung (Personen siehe Aufgabe)</text:p>
        </text:list-item>
        <text:list-item>
          <text:p text:style-name="P29">Vergleich Klassenverteilung in Trainings- und +Testmenge (Klassenhistogramme)</text:p>
        </text:list-item>
      </text:list>
      <text:p text:style-name="P30">Relevante Merkmale identifizieren:</text:p>
      <text:list text:style-name="LFO5" text:continue-numbering="true">
        <text:list-item>
          <text:p text:style-name="P31">Von welchen Merkmalen hängt die Klasse stark ab (Korrelation)?</text:p>
        </text:list-item>
        <text:list-item>
          <text:p text:style-name="P32">Boxplot wichtiger Merkmale über der Klasse<text:s/></text:p>
        </text:list-item>
        <text:list-item>
          <text:p text:style-name="P33">Bivariate Abhängigkeiten: Korrelationsmatrix der Merkmale, stärkste Zusammenhänge, Streudiagramm Merkmal1 vs. Merkmal2</text:p>
        </text:list-item>
      </text:list>
      <text:h text:style-name="P34" text:outline-level="3">Modellauswahl und Fehlerschätzung</text:h>
      <text:p text:style-name="P35">Modellauswahl:</text:p>
      <text:list text:style-name="LFO6" text:continue-numbering="true">
        <text:list-item>
          <text:p text:style-name="P36">Testen Sie mindestens zwei verschiedene Modellarten (bspw. Entscheidungsbäume, Random Forest, SVM, k-NearestNeighbor ...) oder eine Modellart mit verschiedenen<text:s/><text:soft-page-break/>Parametern (bspw. Entscheidungsbäume verschiedener Tiefen) mit 5-facher CV auf den Trainingsdaten und erfassen Sie dabei die CV-Fehler und die Rechenzeit.<text:s/></text:p>
        </text:list-item>
        <text:list-item>
          <text:p text:style-name="P37">Ergebnisse tabellarisch oder graphisch → Auswahl der besten Modellierungsvariante</text:p>
        </text:list-item>
      </text:list>
      <text:p text:style-name="P38">Modellbewertung:</text:p>
      <text:list text:style-name="LFO7" text:continue-numbering="true">
        <text:list-item>
          <text:p text:style-name="P39">Anwendung auf Testmenge → Konfusionsmatrix und Testfehler, ggf. Warum weicht der Testfehler stark vom CV-Fehler ab?<text:s/></text:p>
        </text:list-item>
        <text:list-item>
          <text:p text:style-name="P40">Gibt es eine problematische Klasse, welche<text:s/>Klassen werden verwechselt?</text:p>
        </text:list-item>
      </text:list>
      <text:p text:style-name="P41">Reproduzierbarkeit:<text:s/></text:p>
      <text:list text:style-name="LFO8" text:continue-numbering="true">
        <text:list-item>
          <text:p text:style-name="P42">kurze Beschreibung der Quelltexte, Erstellung 100%-Modell (=finales Modell)</text:p>
        </text:list-item>
      </text:list>
      <text:p text:style-name="P43">Vorhersage</text:p>
      <text:list text:style-name="LFO9" text:continue-numbering="true">
        <text:list-item>
          <text:p text:style-name="P44"><text:span text:style-name="T45">Wende 100%-Modell (Abbildung möglich?) auf<text:s/></text:span><text:span text:style-name="T46">to_predict.csv<text:s/></text:span><text:span text:style-name="T47">an → Vorhersage-Datei in korrektem Format</text:span></text:p>
        </text:list-item>
      </text:list>
      <text:h text:style-name="P48" text:outline-level="2">Ergebnisse</text:h>
      <text:list text:style-name="LFO10" text:continue-numbering="true">
        <text:list-item>
          <text:p text:style-name="P49">Auffälligkeiten, wichtigste Einflussgrößen, Abhängigkeiten zwischen den Merkmalen<text:s/></text:p>
        </text:list-item>
        <text:list-item>
          <text:p text:style-name="P50">Modellauswahl - welche getestet, welches warum gewählt</text:p>
        </text:list-item>
        <text:list-item>
          <text:p text:style-name="P51">Finales Modell, geschätzte Modellgüte</text:p>
        </text:list-item>
      </text:list>
      <text:h text:style-name="P52" text:outline-level="2">Zusammenfassung</text:h>
      <text:list text:style-name="LFO11" text:continue-numbering="true">
        <text:list-item>
          <text:p text:style-name="P53">Was wurde untersucht, Hauptergebnis oder -erkenntnis, Mängel, Ausblick<text:s/></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2" style:display-name="Überschrift 2" style:family="paragraph" style:parent-style-name="Standard"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fo:hyphenate="false"/>
    </style:style>
    <style:style style:name="Überschrift3" style:display-name="Überschrift 3" style:family="paragraph" style:parent-style-name="Standard"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Überschrift2Zchn" style:display-name="Überschrift 2 Zchn" style:family="text" style:parent-style-name="Absatz-Standardschriftart">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style:style>
    <style:style style:name="Überschrift3Zchn" style:display-name="Überschrift 3 Zchn" style:family="text" style:parent-style-name="Absatz-Standardschriftart">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Times New Roman" style:font-name-asian="Times New Roman" style:font-name-complex="Times New Roman"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fo:font-weight="bold" style:font-weight-asian="bold" fo:font-size="14pt" style:font-size-asian="14pt"/>
    </style:style>
    <style:style style:name="WW_CharLFO13LVL2" style:family="text">
      <style:text-properties fo:font-weight="bold" style:font-weight-asian="bold" fo:font-size="14pt" style:font-size-asian="14pt"/>
    </style:style>
    <style:style style:name="WW_CharLFO13LVL3" style:family="text">
      <style:text-properties fo:font-weight="bold" style:font-weight-asian="bold" fo:font-size="14pt" style:font-size-asian="14pt"/>
    </style:style>
    <style:style style:name="WW_CharLFO13LVL4" style:family="text">
      <style:text-properties fo:font-weight="bold" style:font-weight-asian="bold" fo:font-size="14pt" style:font-size-asian="14pt"/>
    </style:style>
    <style:style style:name="WW_CharLFO13LVL5" style:family="text">
      <style:text-properties fo:font-weight="bold" style:font-weight-asian="bold" fo:font-size="14pt" style:font-size-asian="14pt"/>
    </style:style>
    <style:style style:name="WW_CharLFO13LVL6" style:family="text">
      <style:text-properties fo:font-weight="bold" style:font-weight-asian="bold" fo:font-size="14pt" style:font-size-asian="14pt"/>
    </style:style>
    <style:style style:name="WW_CharLFO13LVL7" style:family="text">
      <style:text-properties fo:font-weight="bold" style:font-weight-asian="bold" fo:font-size="14pt" style:font-size-asian="14pt"/>
    </style:style>
    <style:style style:name="WW_CharLFO13LVL8" style:family="text">
      <style:text-properties fo:font-weight="bold" style:font-weight-asian="bold" fo:font-size="14pt" style:font-size-asian="14pt"/>
    </style:style>
    <style:style style:name="WW_CharLFO13LVL9" style:family="text">
      <style:text-properties fo:font-weight="bold" style:font-weight-asian="bold" fo:font-size="14pt" style:font-size-asian="14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number text:level="1" text:style-name="WW_CharLFO13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3LVL2" style:num-format="1" text:display-levels="2" text:start-value="2">
        <style:list-level-properties text:space-before="0.4333in" text:min-label-width="0.25in" text:list-level-position-and-space-mode="label-alignment">
          <style:list-level-label-alignment text:label-followed-by="listtab" fo:margin-left="0.6833in" fo:text-indent="-0.25in"/>
        </style:list-level-properties>
      </text:list-level-style-number>
      <text:list-level-style-number text:level="3" text:style-name="WW_CharLFO13LVL3" style:num-format="1" text:display-levels="3">
        <style:list-level-properties text:space-before="0.8666in" text:min-label-width="0.5in" text:list-level-position-and-space-mode="label-alignment">
          <style:list-level-label-alignment text:label-followed-by="listtab" fo:margin-left="1.3666in" fo:text-indent="-0.5in"/>
        </style:list-level-properties>
      </text:list-level-style-number>
      <text:list-level-style-number text:level="4" text:style-name="WW_CharLFO13LVL4" style:num-format="1" text:display-levels="4">
        <style:list-level-properties text:space-before="1.3in" text:min-label-width="0.5in" text:list-level-position-and-space-mode="label-alignment">
          <style:list-level-label-alignment text:label-followed-by="listtab" fo:margin-left="1.8in" fo:text-indent="-0.5in"/>
        </style:list-level-properties>
      </text:list-level-style-number>
      <text:list-level-style-number text:level="5" text:style-name="WW_CharLFO13LVL5" style:num-format="1" text:display-levels="5">
        <style:list-level-properties text:space-before="1.7333in" text:min-label-width="0.75in" text:list-level-position-and-space-mode="label-alignment">
          <style:list-level-label-alignment text:label-followed-by="listtab" fo:margin-left="2.4833in" fo:text-indent="-0.75in"/>
        </style:list-level-properties>
      </text:list-level-style-number>
      <text:list-level-style-number text:level="6" text:style-name="WW_CharLFO13LVL6" style:num-format="1" text:display-levels="6">
        <style:list-level-properties text:space-before="2.1666in" text:min-label-width="0.75in" text:list-level-position-and-space-mode="label-alignment">
          <style:list-level-label-alignment text:label-followed-by="listtab" fo:margin-left="2.9166in" fo:text-indent="-0.75in"/>
        </style:list-level-properties>
      </text:list-level-style-number>
      <text:list-level-style-number text:level="7" text:style-name="WW_CharLFO13LVL7" style:num-format="1" text:display-levels="7">
        <style:list-level-properties text:space-before="2.6in" text:min-label-width="1in" text:list-level-position-and-space-mode="label-alignment">
          <style:list-level-label-alignment text:label-followed-by="listtab" fo:margin-left="3.6in" fo:text-indent="-1in"/>
        </style:list-level-properties>
      </text:list-level-style-number>
      <text:list-level-style-number text:level="8" text:style-name="WW_CharLFO13LVL8" style:num-format="1" text:display-levels="8">
        <style:list-level-properties text:space-before="3.0333in" text:min-label-width="1in" text:list-level-position-and-space-mode="label-alignment">
          <style:list-level-label-alignment text:label-followed-by="listtab" fo:margin-left="4.0333in" fo:text-indent="-1in"/>
        </style:list-level-properties>
      </text:list-level-style-number>
      <text:list-level-style-number text:level="9" text:style-name="WW_CharLFO13LVL9" style:num-format="1" text:display-levels="9">
        <style:list-level-properties text:space-before="3.4666in" text:min-label-width="1.25in" text:list-level-position-and-space-mode="label-alignment">
          <style:list-level-label-alignment text:label-followed-by="listtab" fo:margin-left="4.7166in" fo:text-indent="-1.25in"/>
        </style:list-level-properties>
      </text:list-level-style-number>
    </text:list-style>
    <text:list-style style:name="LFO14">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ehira Elfateh</meta:initial-creator>
    <dc:creator>Mehira Elfateh</dc:creator>
    <meta:creation-date>2018-05-18T10:53:00Z</meta:creation-date>
    <dc:date>2018-05-20T13:59:00Z</dc:date>
    <meta:template xlink:href="Normal" xlink:type="simple"/>
    <meta:editing-cycles>2</meta:editing-cycles>
    <meta:editing-duration>PT0S</meta:editing-duration>
    <meta:document-statistic meta:page-count="2" meta:paragraph-count="5" meta:word-count="360" meta:character-count="2623" meta:row-count="18" meta:non-whitespace-character-count="2268"/>
  </office:meta>
</office:document-meta>
</file>